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1" svg:font-family="'Liberation Serif'" style:font-family-generic="roman"/>
    <style:font-face style:name="Verdana" svg:font-family="Verdana" style:font-family-generic="swiss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weight="bold" officeooo:paragraph-rsid="0002838f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paragraph-rsid="0001fdbc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paragraph-rsid="00022fb2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normal" officeooo:paragraph-rsid="00033470" style:font-weight-asian="normal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fo:font-weight="normal" officeooo:paragraph-rsid="000805ca" style:font-weight-asian="normal" style:font-weight-complex="normal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fo:font-weight="normal" officeooo:paragraph-rsid="00086bf8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022fb2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02838f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1fdbc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officeooo:paragraph-rsid="000805ca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officeooo:paragraph-rsid="00086bf8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officeooo:paragraph-rsid="0002838f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officeooo:paragraph-rsid="0004a962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officeooo:paragraph-rsid="000c7920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weight="bold" officeooo:paragraph-rsid="00033470" style:font-weight-asian="bold" style:font-weight-complex="bold"/>
    </style:style>
    <style:style style:name="T1" style:family="text">
      <style:text-properties officeooo:rsid="0001fdbc"/>
    </style:style>
    <style:style style:name="T2" style:family="text">
      <style:text-properties officeooo:rsid="00022fb2"/>
    </style:style>
    <style:style style:name="T3" style:family="text">
      <style:text-properties officeooo:rsid="0002838f"/>
    </style:style>
    <style:style style:name="T4" style:family="text">
      <style:text-properties fo:font-weight="normal" officeooo:rsid="0002838f" style:font-weight-asian="normal" style:font-weight-complex="normal"/>
    </style:style>
    <style:style style:name="T5" style:family="text">
      <style:text-properties fo:font-weight="normal" officeooo:rsid="0004a962" style:font-weight-asian="normal" style:font-weight-complex="normal"/>
    </style:style>
    <style:style style:name="T6" style:family="text">
      <style:text-properties fo:font-weight="normal" officeooo:rsid="000676f1" style:font-weight-asian="normal" style:font-weight-complex="normal"/>
    </style:style>
    <style:style style:name="T7" style:family="text">
      <style:text-properties fo:font-weight="normal" officeooo:rsid="000805ca" style:font-weight-asian="normal" style:font-weight-complex="normal"/>
    </style:style>
    <style:style style:name="T8" style:family="text">
      <style:text-properties fo:font-weight="normal" officeooo:rsid="00086bf8" style:font-weight-asian="normal" style:font-weight-complex="normal"/>
    </style:style>
    <style:style style:name="T9" style:family="text">
      <style:text-properties officeooo:rsid="00033470"/>
    </style:style>
    <style:style style:name="T10" style:family="text">
      <style:text-properties officeooo:rsid="0004a962"/>
    </style:style>
    <style:style style:name="T11" style:family="text">
      <style:text-properties style:font-name="Liberation Serif" fo:font-weight="normal" officeooo:rsid="0002838f" style:font-weight-asian="normal" style:font-weight-complex="normal"/>
    </style:style>
    <style:style style:name="T12" style:family="text">
      <style:text-properties style:font-name="Liberation Serif" fo:font-weight="normal" officeooo:rsid="0001fdbc" style:font-weight-asian="normal" style:font-weight-complex="normal"/>
    </style:style>
    <style:style style:name="T13" style:family="text">
      <style:text-properties style:font-name="Liberation Serif" fo:font-weight="normal" officeooo:rsid="00033470" style:font-weight-asian="normal" style:font-weight-complex="normal"/>
    </style:style>
    <style:style style:name="T14" style:family="text">
      <style:text-properties style:font-name="Liberation Serif" fo:font-weight="normal" officeooo:rsid="0004a962" style:font-weight-asian="normal" style:font-weight-complex="normal"/>
    </style:style>
    <style:style style:name="T15" style:family="text">
      <style:text-properties style:font-name="Liberation Serif" officeooo:rsid="00033470"/>
    </style:style>
    <style:style style:name="T16" style:family="text">
      <style:text-properties style:font-name="Liberation Serif" officeooo:rsid="0004a962"/>
    </style:style>
    <style:style style:name="T17" style:family="text">
      <style:text-properties style:text-position="super 58%" fo:font-weight="normal" officeooo:rsid="000676f1" style:font-size-asian="10.5pt" style:font-weight-asian="normal" style:font-weight-complex="normal"/>
    </style:style>
    <style:style style:name="T18" style:family="text">
      <style:text-properties style:text-position="super 58%" fo:font-weight="normal" officeooo:rsid="000676f1" style:font-weight-asian="normal" style:font-weight-complex="normal"/>
    </style:style>
    <style:style style:name="T19" style:family="text">
      <style:text-properties officeooo:rsid="000805ca"/>
    </style:style>
    <style:style style:name="T20" style:family="text">
      <style:text-properties officeooo:rsid="00086bf8"/>
    </style:style>
    <style:style style:name="T21" style:family="text">
      <style:text-properties officeooo:rsid="0008ef62"/>
    </style:style>
    <style:style style:name="T22" style:family="text">
      <style:text-properties officeooo:rsid="000aa6c4"/>
    </style:style>
    <style:style style:name="T23" style:family="text">
      <style:text-properties officeooo:rsid="000c79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pítulo 1. Introdução</text:span></text:p>
      <text:p text:style-name="P9"><text:span text:style-name="T1"/></text:p>
      <text:p text:style-name="P2"><text:span text:style-name="T1">Índice Analítico</text:span></text:p>
      <text:p text:style-name="P9"><text:span text:style-name="T1">1. </text:span><text:span text:style-name="T2">Bem vindo ao GIMP</text:span></text:p>
      <text:p text:style-name="P9"><text:span text:style-name="T1"><text:tab/>1.1 Autores</text:span></text:p>
      <text:p text:style-name="P9"><text:span text:style-name="T1"><text:tab/>1.2 Sistema de Ajuda do GIMP</text:span></text:p>
      <text:p text:style-name="P9"><text:span text:style-name="T1"><text:tab/>1.3 Recursos e </text:span><text:span text:style-name="T2">Funcionalidades</text:span></text:p>
      <text:p text:style-name="P9"><text:span text:style-name="T1">2. O que há de novo no GIMP 2.8?</text:span></text:p>
      <text:p text:style-name="P9"><text:span text:style-name="T1"/></text:p>
      <text:p text:style-name="P3"><text:span text:style-name="T2">1. Bem vindo ao GIMP</text:span></text:p>
      <text:p text:style-name="P7"><text:span text:style-name="T2"/></text:p>
      <text:p text:style-name="P7"><text:span text:style-name="T2">GIMP é uma ferramenta multiplataforma para manipulação de imagens. GIMP é um acrônimo para GNU </text:span><text:span text:style-name="T22">Image Manipulation Program</text:span><text:span text:style-name="T2">. O GIMP é adequado para uma variedade de tarefas de manipulação de imagens, incluindo retoque de fotos, composição e construção de imagens.</text:span></text:p>
      <text:p text:style-name="P7"><text:span text:style-name="T2">O GIMP possui muitas funcionalidade</text:span><text:span text:style-name="T22">s</text:span><text:span text:style-name="T2">. Ele pode ser usado como um programa simples de desenho, </text:span><text:span text:style-name="T3">um programa de retoque de fotos de excelente qualidade, um sistema online de processamento em lote, um renderizador <text:s/></text:span><text:span text:style-name="T22">de imagens para produção em massa</text:span><text:span text:style-name="T3">, um conversor de formatos de imagem, etc.</text:span></text:p>
      <text:p text:style-name="P8"><text:span text:style-name="T3">O GIMP é expansível e extensível. Ele foi projetado para ser </text:span><text:span text:style-name="T22">ampliado</text:span><text:span text:style-name="T3"> com plugins e extensões para fazer praticamente qualquer coisa. </text:span><text:span text:style-name="T23">Sua interface avançada de scripting permite realizar desde tarefas simples até os mais complexos procedimentos de manipulação de imagens.</text:span></text:p>
      <text:p text:style-name="P8"><text:span text:style-name="T3"/></text:p>
      <text:p text:style-name="P1"><text:span text:style-name="T3">1.1 Autores</text:span></text:p>
      <text:p text:style-name="P8"><text:span text:style-name="T4">A primeira versão do GIMP foi escrita por Peter Mattis and Spencer Kimbal. Muitos outros desenvolvedores têm contribuído mais recentemente, e milhares tem fornecido suporte e testes. Os lançamentos do GIMP estão sendo orqu</text:span><text:span text:style-name="T11">estrados por Sven Neumann, Mitch Natterer</text:span><text:span text:style-name="T12"> </text:span><text:span text:style-name="T11">e os outros membros d</text:span><text:span text:style-name="T13">a Equipe</text:span><text:span text:style-name="T11"> GIMP. </text:span><text:span text:style-name="T14">A interface avançada de scripting permite tudo, desde a tarefa mais simples até os procedimentos mais complexos de manipulação de imagens com scripts.</text:span></text:p>
      <text:p text:style-name="P14"><text:span text:style-name="T5">Um dos pontos fortes do GIMP é a sua disponibilidade de muitas fontes para muitos </text:span><text:span text:style-name="T6">s</text:span><text:span text:style-name="T5">istemas </text:span><text:span text:style-name="T6">o</text:span><text:span text:style-name="T5">peracionais. Muitas distribuições GNU/LINUX incluem o GIMP como </text:span><text:span text:style-name="T6">um aplicativo padrão. O GIMP também está disponível para outros sistemas operacionais como Microsoft Windows</text:span><text:span text:style-name="T17"> TM</text:span><text:span text:style-name="T6"> ou Apple Mac OS X </text:span><text:span text:style-name="T18">TM</text:span><text:span text:style-name="T6"> (Darwin). O GIMP é um software livre coberto pela licença GPL [GPL]. A GPL fornece aos usuários a liberdade para acessar e modificar o código fonte que compõe os programas de computador.</text:span></text:p>
      <text:p text:style-name="P12"><text:span text:style-name="T5"/></text:p>
      <text:p text:style-name="P13"><text:soft-page-break/><text:span text:style-name="T6"/></text:p>
      <text:p text:style-name="P12"><text:span text:style-name="T4"/></text:p>
      <text:p text:style-name="P15"><text:span text:style-name="T9">1.2 Sistema de Ajuda do GIMP</text:span></text:p>
      <text:p text:style-name="P4"><text:span text:style-name="T15">A Equipe de Documentação do GIMP e outros usuários ajudarão você com as informações necessárias para entender como usar o GIMP. O Manual do Usuário é uma parte importante desta ajuda. </text:span><text:span text:style-name="T16">A versão atual está no web site da Equipe de Documentação </text:span><text:a xlink:type="simple" xlink:href="http://docs.gimp.org/2.8/en/bibliography.html#bibliography-online-gimp-docs"><text:span text:style-name="T16">[GIMP-DOCS]</text:span></text:a><text:span text:style-name="T16"> no formato HTML. A versão HTML também está disponível como ajuda sensível ao contexto (caso você tenha instalado) enquanto estiver usando o GIMP pressionando a tecla F1. Ajuda em itens espec</text:span><text:span text:style-name="T10">íficos do menu podem ser acessadas pressionando F1 enquanto o ponteiro do mouse focado no item de menu. <text:s/>Leia mais para iniciar a sua viagem GIMP.</text:span></text:p>
      <text:p text:style-name="P8"><text:span text:style-name="T4"/></text:p>
      <text:p text:style-name="P1"><text:span text:style-name="T3">1.3. Recursos e funcionalidades</text:span></text:p>
      <text:p text:style-name="P4"><text:span text:style-name="T9">A lista a seguir é um </text:span><text:span text:style-name="T19">pequeno resumo de alguns dos recursos e funcionalidade que o GIMP oferece:</text:span></text:p>
      <text:list xml:id="list6918283468052605983" text:style-name="L2">
        <text:list-item>
          <text:p text:style-name="P5"><text:span text:style-name="T19">Um conjunto completo de ferramentas de pintura, incluindo pincéis, um lápis, um aerógrafo, clonagem, etc.</text:span></text:p>
        </text:list-item>
        <text:list-item>
          <text:p text:style-name="P5"><text:span text:style-name="T19">Gerenciamento de memória</text:span><text:span text:style-name="T21"> t</text:span><text:span text:style-name="T19">ile-based </text:span><text:span text:style-name="T21">(baseado em ladrilhos)</text:span><text:span text:style-name="T19">, assim o tamanho da imagen é limitada apenas pelo espaço </text:span><text:span text:style-name="T20">disponível em disco.</text:span></text:p>
        </text:list-item>
        <text:list-item>
          <text:p text:style-name="P6"><text:span text:style-name="T20">Amostragem Sub-Pixel para todas as ferramentas de pintura de alta qualidade Anti-Aliasing</text:span></text:p>
        </text:list-item>
        <text:list-item>
          <text:p text:style-name="P6"><text:span text:style-name="T20">Suporte completo ao Canal Alfa para trabalhar com transparências.</text:span></text:p>
        </text:list-item>
        <text:list-item>
          <text:p text:style-name="P5"><text:span text:style-name="T19">Camadas e canais.</text:span></text:p>
        </text:list-item>
        <text:list-item>
          <text:p text:style-name="P6"><text:span text:style-name="T20">Um banco de dados procedural para chamar funções internas do GIMP de programas externos, como o Script-FU.</text:span></text:p>
        </text:list-item>
        <text:list-item>
          <text:p text:style-name="P10"><text:span text:style-name="T7">Recursos avançados de scripting</text:span></text:p>
        </text:list-item>
        <text:list-item>
          <text:p text:style-name="P10"><text:span text:style-name="T7">Múltiplo desfazer / refazer (limitado apenas pelo espaço em disco)</text:span></text:p>
        </text:list-item>
        <text:list-item>
          <text:p text:style-name="P10"><text:span text:style-name="T7">Ferramentas de transformação, incluindo rotação, escala, inclinar e espelhar.</text:span></text:p>
        </text:list-item>
        <text:list-item>
          <text:p text:style-name="P10"><text:span text:style-name="T7">Suporte para uma ampla gama de formatos de arquivos, incluindo GIF, JPEG, PNG, XPM, TIFF, TGA, MPEG, PS, PDF, PCX, BMP e muitos outros.</text:span></text:p>
        </text:list-item>
        <text:list-item>
          <text:p text:style-name="P10"><text:span text:style-name="T7">Ferramentas de seleção, incluindo retângulo, elipse, seleção livre, </text:span><text:span text:style-name="T8">seleção contígua (varinha mágica), bézier e tesoura inteligente.</text:span></text:p>
        </text:list-item>
        <text:list-item>
          <text:p text:style-name="P11"><text:span text:style-name="T20">Plugins que permitem a fácil adição de novos formatos de arquivos e novos filtros de efei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1" svg:font-family="'Liberation Serif'" style:font-family-generic="roman"/>
    <style:font-face style:name="Verdana" svg:font-family="Verdana" style:font-family-generic="swiss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Augusto</meta:initial-creator>
    <meta:creation-date>2013-07-20T20:53:20</meta:creation-date>
    <dc:date>2013-07-20T22:48:23</dc:date>
    <dc:creator>Thiago Augusto</dc:creator>
    <meta:editing-duration>PT1H51M15S</meta:editing-duration>
    <meta:editing-cycles>9</meta:editing-cycles>
    <meta:generator>LibreOffice/4.0.2.2$Linux_X86_64 LibreOffice_project/400m0$Build-2</meta:generator>
    <meta:document-statistic meta:table-count="0" meta:image-count="0" meta:object-count="0" meta:page-count="2" meta:paragraph-count="30" meta:word-count="605" meta:character-count="3760" meta:non-whitespace-character-count="3192"/>
  </office:meta>
</office:document-meta>
</file>